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ven the core of the framework NIST, take each extract you found and do a mapping of each one with one or more framework category. Give me three proposal of the match you found, ordered form the better (more attinent, more specific) to the worst (less probability of good match, low attinence). A single proposal can contain from one to three categories, ordered from the more relevant to the last relevant. Use the number of categores more adequate for you, not necessarly three. Each extract has an argument, and often it indicates something to implement or something to take into consideration of that argument. The categories of the framework have also argument, and also something to do or to consider. So, for example, an extract talking about responsibilites could be matched with a category that talks about responsibilities. For example, an extract telling to implement a training program could be matched with a category that indicates to train the personnel.</text:p>
      <text:p text:style-name="Standard">A list of examples: </text:p>
      <text:p text:style-name="Standard">-extract: <text:s/>"Algorithmic recommendation service providers shall persist in being oriented<text:line-break/>towards mainstream values, optimize mechanisms for algorithmic recommendation services,<text:line-break/>actively transmit positive energy, and promote the uplifting use of algorithms.", mapping: GV.RR-01.</text:p>
      <text:p text:style-name="Standard">-Extract: "Require private companies to provide a right to explanation of decisions made by<text:line-break/>automated or AI systems.", mapping: GV.OC-03</text:p>
      <text:p text:style-name="Standard">-Extract: "They should empower people to effectively use and interact with AI <text:line-break/>systems across the breadth of applications, including by equipping them with the necessary skills", mapping: PR.AT-01</text:p>
      <text:p text:style-name="Standard">-Extract: "Define scope, context, actors and criteria;", mapping: GV.OC-01; GV.PO-01</text:p>
      <text:p text:style-name="Standard">-Extract: " Assess the risks at individual, aggregate, and societal levels;", mapping: ID.RA-05</text:p>
      <text:p text:style-name="Standard">-Extract: "Track and report AI incidents and share findings and remediation steps to the <text:line-break/>original submitter or a broader group of stakeholders, customers, employees, and <text:line-break/>partners", mapping: RS.CO-03</text:p>
      <text:p text:style-name="Standard">-Extract: "Deep synthesis service providers and technical supporters shall strengthen<text:line-break/>technical management, periodically reviewing, assessing, and verifying algorithmic<text:line-break/>mechanisms that produce synthesis", mapping: ID.AM-08.</text:p>
      <text:p text:style-name="Standard">-Extract: "share information and best practices with AI developers and law<text:line-break/>enforcement personnel to identify incidents, inform stakeholders of current<text:line-break/>legal requirements, and evaluate AI systems for IP law violations, as well as<text:line-break/>develop mitigation strategies and resources", mapping: RS.CO-03; ID.RA-06</text:p>
      <text:p text:style-name="Standard">-Extract: "Work with specialists who have the knowledge of your data, such as data scientists, to assess your data state", mapping: PR.AT-02</text:p>
      <text:p text:style-name="Standard"/>
      <text:p text:style-name="Standard">Also, if an extract regards specifically data protection or privacy and transparency, do the mapping as before, but add a label "data protection", "privacy", "transparency" as needed. Examples:</text:p>
      <text:p text:style-name="Standard">-Extract: "privacy - complying with appropriate data policies, for example, the General Data Protection Regulations (GDPR) and the Data Protection Act 2018", label: privacy</text:p>
      <text:p text:style-name="Standard">-Extract: "explainability and transparency - so the affected stakeholders can know how the AI model reached its decision", label: transparency.</text:p>
      <text:p text:style-name="Standard">Extract: "To prepare for your AI project, you should assess your existing data. Training an AI system on error-strewn data can result in poor results", label: data protection</text:p>
      <text:p text:style-name="Standard"/>
      <text:p text:style-name="Text_20_body">Compute the answer, with this CSV format, using "@" as separator: Extract@First proposal@Second proposal@Third proposal@labels. For the proposal, insert only the category. Example: Compliance with the principle of accountability requires traceability, and therefore, a correct identification of the AI-based component included in the audited processing@ID.AM-02; ID.AM-08@PR.PS-04@GV.OV-03@transparency. When you give me more than one category for a match, use this format "category; category". Example: ID.AM-02; ID.AM-08. Finally, I need to combine the answer with the mapping with the one with the confidence level. Combine the two <text:soft-page-break/>answers using "@" as csv separator. Name the columns this way: page@text@First proposal@Second proposal@Third proposal@labels@confidence@definitions. Be careful to always use @ as separator, from example between the text column and the first proposal one.</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36M41S</meta:editing-duration>
    <meta:editing-cycles>13</meta:editing-cycles>
    <meta:generator>OpenOffice/4.1.15$Win32 OpenOffice.org_project/4115m2$Build-9813</meta:generator>
    <dc:date>2025-05-10T11:05:32.77</dc:date>
    <dc:creator>Tiziano Sammarone</dc:creator>
    <meta:document-statistic meta:table-count="0" meta:image-count="0" meta:object-count="0" meta:page-count="2" meta:paragraph-count="16" meta:word-count="601" meta:character-count="4215"/>
    <meta:user-defined meta:name="Info 1"/>
    <meta:user-defined meta:name="Info 2"/>
    <meta:user-defined meta:name="Info 3"/>
    <meta:user-defined meta:name="Info 4"/>
  </office:meta>
</office:document-meta>
</file>